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Ubuntu Light" fo:font-size="20pt" style:font-size-asian="17.5pt" style:font-size-complex="20pt"/>
    </style:style>
    <style:style style:name="P2" style:family="paragraph" style:parent-style-name="Standard">
      <style:text-properties style:font-name="Ubuntu Light" fo:font-size="20pt" fo:font-weight="normal" style:font-size-asian="20pt" style:font-weight-asian="normal" style:font-size-complex="20pt" style:font-weight-complex="normal"/>
    </style:style>
    <style:style style:name="P3" style:family="paragraph" style:parent-style-name="Standard">
      <style:text-properties style:font-name="Ubuntu Light" fo:font-size="28pt" style:font-size-asian="28pt" style:font-size-complex="28pt"/>
    </style:style>
    <style:style style:name="P4" style:family="paragraph" style:parent-style-name="Standard">
      <style:text-properties style:font-name="Ubuntu Light" fo:font-size="32pt" style:font-size-asian="32pt" style:font-size-complex="32pt"/>
    </style:style>
    <style:style style:name="P5" style:family="paragraph" style:parent-style-name="Standard">
      <style:text-properties style:font-name="Ubuntu Light" fo:font-size="16pt" fo:font-weight="bold" style:font-size-asian="14pt" style:font-weight-asian="bold" style:font-size-complex="16pt" style:font-weight-complex="bold"/>
    </style:style>
    <style:style style:name="P6" style:family="paragraph" style:parent-style-name="Standard">
      <style:text-properties style:font-name="Ubuntu Light" fo:font-size="12pt" style:font-size-asian="10.5pt" style:font-size-complex="12pt"/>
    </style:style>
    <style:style style:name="P7" style:family="paragraph" style:parent-style-name="Standard">
      <style:text-properties style:font-name="Ubuntu Light" fo:font-size="12pt" fo:font-style="italic" style:font-size-asian="10.5pt" style:font-style-asian="italic" style:font-size-complex="12pt" style:font-style-complex="italic"/>
    </style:style>
    <style:style style:name="P8" style:family="paragraph" style:parent-style-name="Standard">
      <style:text-properties style:font-name="Ubuntu Light" fo:font-size="12pt" fo:font-weight="normal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riginal Concept</text:p>
      <text:p text:style-name="P4">Dunedin Bus Route App</text:p>
      <text:p text:style-name="P1"/>
      <text:p text:style-name="P5">Description</text:p>
      <text:p text:style-name="P6">I live in Dunedin and after looking over the available bus route information I decided an App would be incredibly handy. The basic idea is to create an app available for mobile devices which I could tell the app where I want to go via the bus and it would give me information about the trip. The following is an example which might describe the typical use of the app:</text:p>
      <text:p text:style-name="P6"/>
      <text:p text:style-name="P5">Example</text:p>
      <text:p text:style-name="P7">I am on North Road and I know there is a bus stop outside the Otago Polytechnic. I input my current location in Dunedin and where I would like to go. The app processes the information OFFLINE and returns to me the bus I need to catch, the time and location of the nearest bus I can catch and the cost of that trip.</text:p>
      <text:p text:style-name="P6"/>
      <text:p text:style-name="P5">Information required</text:p>
      <text:p text:style-name="P6">I need to ask some questions in order to define the system. The system will be defined in another document called “System Definition” in which I will describe exactly what features the system will have in order to be released as version 1.</text:p>
      <text:p text:style-name="P6"/>
      <text:p text:style-name="P5">Questions to define the system</text:p>
      <text:p text:style-name="P8">The following needs to be answered in order to define the system:</text:p>
      <text:p text:style-name="P8"/>
      <text:p text:style-name="P8">What kind of people are the users of the system?</text:p>
      <text:p text:style-name="P8">What kind of interface will the system use?</text:p>
      <text:p text:style-name="P8">What </text:p>
      <text:p text:style-name="P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mnirro </meta:initial-creator>
    <meta:creation-date>2014-04-06T19:49:12</meta:creation-date>
    <dc:date>2014-04-06T21:30:18</dc:date>
    <dc:creator>omnirro </dc:creator>
    <meta:editing-duration>PT1H10M35S</meta:editing-duration>
    <meta:editing-cycles>1</meta:editing-cycles>
    <meta:document-statistic meta:table-count="0" meta:image-count="0" meta:object-count="0" meta:page-count="1" meta:paragraph-count="13" meta:word-count="223" meta:character-count="1187" meta:non-whitespace-character-count="976"/>
    <meta:generator>LibreOffice/3.5$Linux_X86_64 LibreOffice_project/350m1$Build-2</meta:generator>
  </office:meta>
</office:document-meta>
</file>